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text-properties style:font-name="FreeSerif" fo:font-size="10pt" officeooo:rsid="001c615f" officeooo:paragraph-rsid="001c615f"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5" style:family="paragraph" style:parent-style-name="Table_20_Contents">
      <style:text-properties style:font-name="FreeSerif" fo:font-size="10pt" officeooo:rsid="0020e102" officeooo:paragraph-rsid="0020e102" style:font-size-asian="10pt" style:font-size-complex="10pt"/>
    </style:style>
    <style:style style:name="P6"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7"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2237c6" officeooo:paragraph-rsid="002237c6" style:font-size-asian="10pt" style:font-weight-asian="bold" style:font-size-complex="10pt" style:font-weight-complex="bold"/>
    </style:style>
    <style:style style:name="P9"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0"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2"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203a51" officeooo:paragraph-rsid="00203a51"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0e102" officeooo:paragraph-rsid="00203a51"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1"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2"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3"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6"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7" style:family="paragraph" style:parent-style-name="Text_20_body">
      <style:text-properties fo:font-weight="bold" officeooo:rsid="00195fe4" officeooo:paragraph-rsid="00195fe4"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normal" officeooo:rsid="00195fe4" officeooo:paragraph-rsid="00195fe4" style:font-weight-asian="normal" style:font-weight-complex="normal"/>
    </style:style>
    <style:style style:name="P30" style:family="paragraph" style:parent-style-name="Text_20_body">
      <style:text-properties fo:font-weight="normal" officeooo:rsid="001dcef8" officeooo:paragraph-rsid="001dcef8" style:font-weight-asian="normal" style:font-weight-complex="normal"/>
    </style:style>
    <style:style style:name="P31" style:family="paragraph" style:parent-style-name="Frame_20_contents">
      <style:paragraph-properties fo:text-align="center" style:justify-single-word="false"/>
      <style:text-properties style:font-name="FreeSerif" fo:font-size="13pt" officeooo:rsid="001dcef8" officeooo:paragraph-rsid="001dcef8" style:font-size-asian="13pt" style:font-size-complex="13pt"/>
    </style:style>
    <style:style style:name="P32"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3"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T1" style:family="text">
      <style:text-properties style:text-position="0% 100%"/>
    </style:style>
    <style:style style:name="T2" style:family="text">
      <style:text-properties style:text-position="0% 100%" fo:font-style="italic" officeooo:rsid="0020e102" style:font-style-asian="italic" style:font-style-complex="italic"/>
    </style:style>
    <style:style style:name="T3" style:family="text">
      <style:text-properties style:text-position="0% 100%" officeooo:rsid="0020e102"/>
    </style:style>
    <style:style style:name="T4" style:family="text">
      <style:text-properties officeooo:rsid="001562fa"/>
    </style:style>
    <style:style style:name="T5" style:family="text">
      <style:text-properties officeooo:rsid="00195fe4"/>
    </style:style>
    <style:style style:name="T6" style:family="text">
      <style:text-properties officeooo:rsid="001dcef8"/>
    </style:style>
    <style:style style:name="T7" style:family="text">
      <style:text-properties officeooo:rsid="0020e102"/>
    </style:style>
    <style:style style:name="T8" style:family="text">
      <style:text-properties officeooo:rsid="002404d7"/>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Frame1" text:anchor-type="paragraph" svg:width="3.1957in" draw:z-index="0"><draw:text-box fo:min-height="5.9366in"><text:p text:style-name="P31">Goya Suzuko</text:p><text:p text:style-name="P11">ゴヤ・スズコ</text:p><text:p text:style-name="P11"/><text:p text:style-name="P24">Nicknames:</text:p><text:p text:style-name="P25">??? (callsign)</text:p><text:p text:style-name="Text_20_body"/><table:table table:name="Table5" table:style-name="Table5"><table:table-column table:style-name="Table5.A"/><table:table-column table:style-name="Table5.B"/><table:table-row><table:table-cell table:style-name="Table5.A1" office:value-type="string"><text:p text:style-name="P6">Gender</text:p></table:table-cell><table:table-cell table:style-name="Table5.B1" office:value-type="string"><text:p text:style-name="P1">Female</text:p></table:table-cell></table:table-row><table:table-row><table:table-cell table:style-name="Table5.A2" office:value-type="string"><text:p text:style-name="P6">Age</text:p></table:table-cell><table:table-cell table:style-name="Table5.B2" office:value-type="string"><text:p text:style-name="P1">1<text:span text:style-name="T6">5</text:span>, Year <text:span text:style-name="T6">1</text:span></text:p></table:table-cell></table:table-row><table:table-row><table:table-cell table:style-name="Table5.A2" office:value-type="string"><text:p text:style-name="P8">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6">Height</text:p></table:table-cell><table:table-cell table:style-name="Table2.B1" office:value-type="string"><text:p text:style-name="P1"><text:span text:style-name="T6">156</text:span> cm <text:span text:style-name="T5">(5’1.4”)</text:span></text:p></table:table-cell></table:table-row><table:table-row><table:table-cell table:style-name="Table2.A2" office:value-type="string"><text:p text:style-name="P6">Weight</text:p></table:table-cell><table:table-cell table:style-name="Table2.B2" office:value-type="string"><text:p text:style-name="P1"><text:span text:style-name="T6">47</text:span> kg <text:span text:style-name="T5">(103.6 lb)</text:span></text:p></table:table-cell></table:table-row><table:table-row><table:table-cell table:style-name="Table2.A2" office:value-type="string"><text:p text:style-name="P6">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6">Hair</text:p></table:table-cell><table:table-cell table:style-name="Table3.B1" office:value-type="string"><text:p text:style-name="P4">Green, shoulder-length</text:p></table:table-cell></table:table-row><table:table-row><table:table-cell table:style-name="Table3.A2" office:value-type="string"><text:p text:style-name="P6">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6">Weapon</text:p></table:table-cell><table:table-cell table:style-name="Table4.B1" office:value-type="string"><text:p text:style-name="P1">«???» <text:span text:style-name="T4">(pair of daggers)</text:span></text:p></table:table-cell></table:table-row><table:table-row><table:table-cell table:style-name="Table4.A2" office:value-type="string"><text:p text:style-name="P6">Keystone</text:p></table:table-cell><table:table-cell table:style-name="Table4.B2" office:value-type="string"><text:p text:style-name="P4">silver butterfly pendant necklace with amethyst gemstone</text:p></table:table-cell></table:table-row><table:table-row><table:table-cell table:style-name="Table4.A2" office:value-type="string"><text:p text:style-name="P6">Specialty/Style</text:p></table:table-cell><table:table-cell table:style-name="Table4.B2" office:value-type="string"><text:p text:style-name="P4">support, healing</text:p></table:table-cell></table:table-row><table:table-row><table:table-cell table:style-name="Table4.A2" office:value-type="string"><text:p text:style-name="P7">Element</text:p></table:table-cell><table:table-cell table:style-name="Table4.B2" office:value-type="string"><text:p text:style-name="P2">[<text:span text:style-name="T6">Water</text:span>]</text:p></table:table-cell></table:table-row><table:table-row><table:table-cell table:style-name="Table4.A2" office:value-type="string"><text:p text:style-name="P6">Signature</text:p></table:table-cell><table:table-cell table:style-name="Table4.B2" office:value-type="string"><text:p text:style-name="P1">[[<text:span text:style-name="T6">Echos</text:span>]], <text:span text:style-name="T6">MGK++/MRegen+</text:span></text:p></table:table-cell></table:table-row><table:table-row><table:table-cell table:style-name="Table4.A2" office:value-type="string"><text:p text:style-name="P6">Rank</text:p></table:table-cell><table:table-cell table:style-name="Table4.B2" office:value-type="string"><text:p text:style-name="P4">B</text:p></table:table-cell></table:table-row></table:table><text:p text:style-name="Text_20_body"/><text:p text:style-name="Text_20_body">Affiliations:</text:p><text:p text:style-name="P28"><text:span text:style-name="T8">Kamakura</text:span> High School <text:span text:style-name="T5">(class 1-2)</text:span></text:p><text:p text:style-name="P29">JSDF: Team MAGI (member)</text:p><text:p text:style-name="P29"/><text:p text:style-name="P27">Relationships:</text:p><text:p text:style-name="P30">Goya Hideyo (older brother)</text:p><text:p text:style-name="P30">Goya Miyu (older sister)</text:p></draw:text-box></draw:frame><text:span text:style-name="T6">Goya Suzuko</text:span> </text:p>
      <text:p text:style-name="P10"/>
      <text:p text:style-name="P14">Suzuko is a bundle of energy.</text:p>
      <text:p text:style-name="P14"/>
      <text:p text:style-name="P14">Amara Minori quickly learns that Suzuko has untapped magical abilities and soon tells the kouhai. Eventually, when Suzuko’s older sister, Miyu, dies of illness, Minori takes Suzuko on as an apprentice (partly to shut her up). <text:span text:style-name="T7">The latter is thrilled, devoting nearly all of her efforts to her training, rising in skill remarkably quickly. Minori later invites her to join MAGI. When she accepts, Minori forces Suzuko to drop the -senpai and -sensei honorifics as they are now equal partners.</text:span></text:p>
      <text:p text:style-name="P15"/>
      <text:p text:style-name="P16">She has always had a close relationship with her brother, Hideyo, growing up, and they are both eager to reconnect after the year they were apart going to different schools; by contrast, her older sister has always distanced herself from the two, especially given the large age gap between them, yet Suzuko admires and respects Miyu’s dedication despite Miyu being unpopular.</text:p>
      <text:p text:style-name="P14"/>
      <text:p text:style-name="P16">Suzuko is motivated by honor, loyalty, and friendship, devoting herself to Minori’s cause of protection, fueled by Miyu’s death. Her goal is to bring happiness to as many people as she possibly can.</text:p>
      <text:p text:style-name="P12"/>
      <text:p text:style-name="P19">Appearance:</text:p>
      <text:p text:style-name="P13">When not wearing the Okazurete High School uniform, <text:span text:style-name="T7">she prefers to wear cute or otherwise fashionable outfits, and she puts a noticeable effort into her appearance.</text:span></text:p>
      <text:p text:style-name="P13"/>
      <text:p text:style-name="P16">Battle dress: ???</text:p>
      <text:p text:style-name="P12"/>
      <text:p text:style-name="P20">Abilities:</text:p>
      <text:p text:style-name="P17"/>
      <text:p text:style-name="P18">As a Maiden, <text:span text:style-name="T7">she specializes in support in support (ally buff/enemy debuff) and healing, preferring to attack from a distance. When forced, however, she wields a pair of small daggers which she keeps in the boots of her battle dress, and her offensive magical skills are not especially weak either.</text:span></text:p>
      <text:p text:style-name="P23"/>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6">Spell Name</text:p>
            </table:table-cell>
            <table:table-cell table:style-name="Table6.A1" office:value-type="string">
              <text:p text:style-name="P26">Element</text:p>
            </table:table-cell>
            <table:table-cell table:style-name="Table6.A1" office:value-type="string">
              <text:p text:style-name="P26">Mana Consumption</text:p>
            </table:table-cell>
            <table:table-cell table:style-name="Table6.D1" office:value-type="string">
              <text:p text:style-name="P26">Effect</text:p>
            </table:table-cell>
          </table:table-row>
        </table:table-header-rows>
        <table:table-row>
          <table:table-cell table:style-name="Table6.A2" office:value-type="string">
            <text:p text:style-name="P3">[[<text:span text:style-name="T7">Echos</text:span>]]</text:p>
          </table:table-cell>
          <table:table-cell table:style-name="Table6.A2" office:value-type="string">
            <text:p text:style-name="P3">[<text:span text:style-name="T7">Water</text:span>]</text:p>
          </table:table-cell>
          <table:table-cell table:style-name="Table6.A2" office:value-type="string">
            <text:p text:style-name="P5">Moderate</text:p>
          </table:table-cell>
          <table:table-cell table:style-name="Table6.D2" office:value-type="string">
            <text:p text:style-name="P5">For a chosen ally (possibly herself), boost their magical attack power by 50% and their rate of mana regeneration by 33%.</text:p>
          </table:table-cell>
        </table:table-row>
      </table:table>
      <text:p text:style-name="P22"/>
      <text:p text:style-name="P21">Trivia:</text:p>
      <text:list xml:id="list1055127385" text:style-name="L1">
        <text:list-item>
          <text:p text:style-name="P32">Origin of spell names:</text:p>
          <text:list>
            <text:list-item>
              <text:p text:style-name="P33"><text:span text:style-name="T2">Echos</text:span><text:span text:style-name="T1"> </text:span><text:span text:style-name="T3">refers to the spell’s magical attack power amplification eff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8T14:07:02.185575850</dc:date>
    <dc:creator>Lily Ellington</dc:creator>
    <meta:editing-duration>PT51M45S</meta:editing-duration>
    <meta:editing-cycles>11</meta:editing-cycles>
    <meta:generator>LibreOffice/6.0.7.3$Linux_X86_64 LibreOffice_project/00m0$Build-3</meta:generator>
    <meta:document-statistic meta:table-count="5" meta:image-count="0" meta:object-count="0" meta:page-count="1" meta:paragraph-count="59" meta:word-count="388" meta:character-count="2365" meta:non-whitespace-character-count="2042"/>
  </office:meta>
</office:document-meta>
</file>